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7dd" officeooo:paragraph-rsid="001ad7dd"/>
    </style:style>
    <style:style style:name="P2" style:family="paragraph" style:parent-style-name="Standard">
      <style:text-properties officeooo:rsid="001c36e1" officeooo:paragraph-rsid="001c36e1"/>
    </style:style>
    <style:style style:name="P3" style:family="paragraph" style:parent-style-name="Standard">
      <style:text-properties officeooo:rsid="0020ccf4" officeooo:paragraph-rsid="0020ccf4"/>
    </style:style>
    <style:style style:name="P4" style:family="paragraph" style:parent-style-name="Standard">
      <style:text-properties officeooo:rsid="0024283c" officeooo:paragraph-rsid="0024283c"/>
    </style:style>
    <style:style style:name="P5" style:family="paragraph" style:parent-style-name="Standard">
      <style:text-properties officeooo:rsid="0027ab12" officeooo:paragraph-rsid="0027ab12"/>
    </style:style>
    <style:style style:name="P6" style:family="paragraph" style:parent-style-name="Standard">
      <style:text-properties officeooo:rsid="0037ea90" officeooo:paragraph-rsid="0037ea90"/>
    </style:style>
    <style:style style:name="P7" style:family="paragraph" style:parent-style-name="Standard">
      <style:text-properties officeooo:rsid="00398124" officeooo:paragraph-rsid="00398124"/>
    </style:style>
    <style:style style:name="P8" style:family="paragraph" style:parent-style-name="Standard">
      <style:text-properties officeooo:rsid="003b6618" officeooo:paragraph-rsid="003b6618"/>
    </style:style>
    <style:style style:name="P9" style:family="paragraph" style:parent-style-name="Standard">
      <style:text-properties officeooo:rsid="003b6618" officeooo:paragraph-rsid="0048391d"/>
    </style:style>
    <style:style style:name="P10" style:family="paragraph" style:parent-style-name="Standard">
      <style:text-properties officeooo:rsid="003b6618" officeooo:paragraph-rsid="00398124"/>
    </style:style>
    <style:style style:name="P11" style:family="paragraph" style:parent-style-name="Standard">
      <style:text-properties officeooo:rsid="0046d1d2" officeooo:paragraph-rsid="0046d1d2"/>
    </style:style>
    <style:style style:name="P12" style:family="paragraph" style:parent-style-name="Standard">
      <style:text-properties officeooo:rsid="0046d1d2" officeooo:paragraph-rsid="0048391d"/>
    </style:style>
    <style:style style:name="P13" style:family="paragraph" style:parent-style-name="Standard">
      <style:text-properties officeooo:rsid="0048391d" officeooo:paragraph-rsid="0048391d"/>
    </style:style>
    <style:style style:name="P14" style:family="paragraph" style:parent-style-name="Standard">
      <style:text-properties officeooo:rsid="004a2877" officeooo:paragraph-rsid="004a2877"/>
    </style:style>
    <style:style style:name="P15" style:family="paragraph" style:parent-style-name="Standard">
      <style:text-properties officeooo:rsid="0056f221" officeooo:paragraph-rsid="0056f221"/>
    </style:style>
    <style:style style:name="P16" style:family="paragraph" style:parent-style-name="Standard">
      <style:text-properties officeooo:rsid="005df8b1" officeooo:paragraph-rsid="005df8b1"/>
    </style:style>
    <style:style style:name="P17" style:family="paragraph" style:parent-style-name="Standard">
      <style:text-properties officeooo:rsid="005e3878" officeooo:paragraph-rsid="005e3878"/>
    </style:style>
    <style:style style:name="P18" style:family="paragraph" style:parent-style-name="Standard">
      <style:text-properties fo:font-weight="bold" officeooo:rsid="0059108e" officeooo:paragraph-rsid="0059108e" style:font-weight-asian="bold" style:font-weight-complex="bold"/>
    </style:style>
    <style:style style:name="P19" style:family="paragraph" style:parent-style-name="Standard">
      <style:text-properties officeooo:rsid="005e3878" officeooo:paragraph-rsid="004a2877"/>
    </style:style>
    <style:style style:name="T1" style:family="text">
      <style:text-properties officeooo:rsid="003980b0"/>
    </style:style>
    <style:style style:name="T2" style:family="text">
      <style:text-properties officeooo:rsid="003bebd1"/>
    </style:style>
    <style:style style:name="T3" style:family="text">
      <style:text-properties officeooo:rsid="0046d1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">sudo docker run -d –net=host -p 50070:50070 -p 54311:54311 -p 50075:50075 -p 54310:54310 -p 50010:50010 -p 50020:50020 -p 50030:50030 -p 50090:50090 edge_hadoop</text:p>
      <text:p text:style-name="Standard"/>
      <text:p text:style-name="P3">sudo docker run -d –net=host -p 19999:19999 -p 19998:19998 -v /home/hduser/edgg/alluxio/integration/docker/underStorage:/underStorage -e ALLUXIO_UNDERFS_ADDRESS=/underStorage alluxio master</text:p>
      <text:p text:style-name="P3"/>
      <text:p text:style-name="P4">sudo docker run -d --net=host -p 30000:30000 -p 29999:29999 -v /mnt/ramdisk:/opt/ramdisk -v /home/karthi/edgg/alluxio/integration/docker/underStorage:/underStorage -e ALLUXIO_MASTER_HOSTNAME=192.168.23.48 -e ALLUXIO_RAM_FOLDER=/opt/ramdisk -e ALLUXIO_WORKER_MEMORY_SIZE=1GB -e ALLUXIO_UNDERFS_ADDRESS=/underStorage alluxio worker</text:p>
      <text:p text:style-name="Standard"/>
      <text:p text:style-name="P1">sudo docker run -d –net=host -p 8080:8080 -p 7077:7077 -p 8000:8000 -p 4040:4040 -p 4041:4041 -p 4042:4042 pythonspark</text:p>
      <text:p text:style-name="Standard"/>
      <text:p text:style-name="P2">sudo docker run -d –net=host -p 80:80 angular</text:p>
      <text:p text:style-name="P16"/>
      <text:p text:style-name="Standard"/>
      <text:p text:style-name="P6"><text:span text:style-name="T1">s</text:span>udo docker run -d --net=host -p 19999:19999 -p 19998:19998 -v /mnt/ramdisk:/opt/ramdisk -v /home/edge/edgg/alluxio/integration/docker/underStorage:/underStorage -e ALLUXIO_RAM_FOLDER=/opt/ramdisk -e ALLUXIO_UNDERFS_ADDRESS=/underStorage alluxio master</text:p>
      <text:p text:style-name="P6"/>
      <text:p text:style-name="P7">sudo docker run -d --net=host -p 30000:30000 -p 29999:29999 -v /mnt/ramdisk:/opt/ramdisk -v /home/edge/edgg/alluxio/integration/docker/underStorage:/underStorage -e ALLUXIO_MASTER_HOSTNAME=192.168.18.254 -e ALLUXIO_RAM_FOLDER=/opt/ramdisk -e ALLUXIO_WORKER_MEMORY_SIZE=1GB -e ALLUXIO_UNDERFS_ADDRESS=/underStorage alluxio worker</text:p>
      <text:p text:style-name="P7"/>
      <text:p text:style-name="P7"/>
      <text:p text:style-name="P15">sudo docker run -d --net=host -it ownspark bash</text:p>
      <text:p text:style-name="P15"/>
      <text:p text:style-name="P18">updated command : sudo docker run -d --net=host -v /home/jovyan:/home/jovyan -it newownjup</text:p>
      <text:p text:style-name="P7"/>
      <text:p text:style-name="P7"/>
      <text:p text:style-name="P7"/>
      <text:p text:style-name="P10"/>
      <text:p text:style-name="P8">sheeraz to karthi laptop is done (alluxio is communicated to the karthi laptop <text:span text:style-name="T2">from sheeraz python laptop</text:span>) </text:p>
      <text:p text:style-name="P8"/>
      <text:p text:style-name="P8"><text:s/><text:span text:style-name="T3">Services Running in sheeraz laptop </text:span></text:p>
      <text:p text:style-name="P11">============================</text:p>
      <text:p text:style-name="P11"/>
      <text:p text:style-name="P13">pythonspark</text:p>
      <text:p text:style-name="P13">angular</text:p>
      <text:p text:style-name="P13">hadoop</text:p>
      <text:p text:style-name="P13"/>
      <text:p text:style-name="P9"><text:s/><text:span text:style-name="T3">Services Running in karthi laptop </text:span></text:p>
      <text:p text:style-name="P12">============================</text:p>
      <text:p text:style-name="P12"/>
      <text:p text:style-name="P14">alluxio master</text:p>
      <text:p text:style-name="P14">alluxio worker</text:p>
      <text:p text:style-name="P14"/>
      <text:p text:style-name="P14"><text:soft-page-break/></text:p>
      <text:p text:style-name="P14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1:34:47.612642240</meta:creation-date>
    <dc:date>2018-05-04T01:28:15.537909454</dc:date>
    <meta:editing-duration>P3DT22H57M37S</meta:editing-duration>
    <meta:editing-cycles>28</meta:editing-cycles>
    <meta:generator>LibreOffice/6.0.3.2$Linux_X86_64 LibreOffice_project/00m0$Build-2</meta:generator>
    <meta:document-statistic meta:table-count="0" meta:image-count="0" meta:object-count="0" meta:page-count="2" meta:paragraph-count="19" meta:word-count="189" meta:character-count="1844" meta:non-whitespace-character-count="1674"/>
  </office:meta>
</office:document-meta>
</file>